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2">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Settings</text:h>
      <text:p text:style-name="Text_20_body"><text:span text:style-name="T7">Y</text:span><text:span text:style-name="T5">ou can find all the visual reference </text:span><text:span text:style-name="T6">in the last chapter “Additional reference images”.</text:span></text:p>
      <text:h text:style-name="P6" text:outline-level="2">Ingary <draw:frame draw:style-name="fr2" draw:name="Immagine33" text:anchor-type="as-char" svg:width="1cm" svg:height="0.52cm" draw:z-index="0"><draw:image xlink:href="../../Resources/Levels/Ingary/flag.jpg" xlink:type="simple" xlink:show="embed" xlink:actuate="onLoad" loext:mime-type="image/jpeg"/></draw:frame></text:h>
      <text:p text:style-name="Text_20_body"><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table-cell table:style-name="Images_5f_Ingary.A1" office:value-type="string">
            <text:p text:style-name="P1"><draw:frame draw:style-name="fr1" draw:name="Cornice1" text:anchor-type="paragraph" svg:width="6.332cm" draw:z-index="4"><draw:text-box fo:min-height="3.422cm"><text:p text:style-name="P2"><draw:frame draw:style-name="fr3" draw:name="Immagine29" text:anchor-type="as-char" svg:width="6.332cm" style:rel-width="100%" svg:height="3.422cm" style:rel-height="scale" draw:z-index="11"><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2"><draw:text-box fo:min-height="2.02cm"><text:p text:style-name="P2"><draw:frame draw:style-name="fr3" draw:name="Immagine31" text:anchor-type="as-char" svg:width="6.334cm" style:rel-width="100%" svg:height="2.02cm" style:rel-height="scale" draw:z-index="3"><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5"><draw:text-box fo:min-height="3.833cm"><text:p text:style-name="P2"><draw:frame draw:style-name="fr3" draw:name="Immagine32" text:anchor-type="as-char" svg:width="6.334cm" style:rel-width="100%" svg:height="3.833cm" style:rel-height="scale" draw:z-index="7"><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
      <text:h text:style-name="P6" text:outline-level="2">Radme <draw:frame draw:style-name="fr2" draw:name="Immagine34" text:anchor-type="as-char" svg:width="1cm" svg:height="0.52cm" draw:z-index="1"><draw:image xlink:href="../../Resources/Levels/Radme/Flag.png" xlink:type="simple" xlink:show="embed" xlink:actuate="onLoad" loext:mime-type="image/png"/></draw:frame></text:h>
      <text:p text:style-name="Text_20_body"><text:span text:style-name="T7">O</text:span><text:span text:style-name="T2">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table-cell table:style-name="Images_5f_Radme.A1" office:value-type="string">
            <text:p text:style-name="P1"><draw:frame draw:style-name="fr1" draw:name="Cornice6" text:anchor-type="paragraph" svg:width="6.332cm" draw:z-index="10"><draw:text-box fo:min-height="3.561cm"><text:p text:style-name="P2"><draw:frame draw:style-name="fr3" draw:name="Immagine37" text:anchor-type="as-char" svg:width="6.332cm" style:rel-width="100%" svg:height="3.561cm" style:rel-height="scale" draw:z-index="12"><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8"><draw:text-box fo:min-height="3.563cm"><text:p text:style-name="P2"><draw:frame draw:style-name="fr3" draw:name="Immagine36" text:anchor-type="as-char" svg:width="6.334cm" style:rel-width="100%" svg:height="3.563cm" style:rel-height="scale" draw:z-index="13"><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6"><draw:text-box fo:min-height="6.168cm"><text:p text:style-name="P2"><draw:frame draw:style-name="fr3" draw:name="Immagine35" text:anchor-type="as-char" svg:width="6.334cm" style:rel-width="100%" svg:height="6.168cm" style:rel-height="scale" draw:z-index="9"><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
      <text:h text:style-name="P6" text:outline-level="2">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19T13:37:48.083000000</dc:date>
    <dc:creator>Michele Maione</dc:creator>
    <meta:editing-duration>PT2M53S</meta:editing-duration>
    <meta:editing-cycles>6</meta:editing-cycles>
    <meta:generator>LibreOffice/6.1.3.2$Windows_X86_64 LibreOffice_project/86daf60bf00efa86ad547e59e09d6bb77c699acb</meta:generator>
    <meta:document-statistic meta:table-count="3" meta:image-count="8" meta:object-count="0" meta:page-count="1" meta:paragraph-count="16" meta:word-count="307" meta:character-count="1823" meta:non-whitespace-character-count="1531"/>
    <meta:template xlink:type="simple" xlink:actuate="onRequest" xlink:title="" xlink:href="../MasterGameDesignDocument.odm" meta:date="2018-11-19T13:36:45.874000000"/>
  </office:meta>
</office:document-meta>
</file>